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7.823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ourier 10 Pitch"/>
    </style:style>
    <style:style style:name="P2" style:family="paragraph">
      <style:text-properties fo:font-size="20pt"/>
    </style:style>
    <style:style style:name="P3" style:family="paragraph">
      <style:text-properties style:font-name="Liberation Mono"/>
    </style:style>
    <style:style style:name="P4" style:family="paragraph">
      <style:paragraph-properties fo:text-align="center"/>
    </style:style>
    <style:style style:name="T1" style:family="text">
      <style:text-properties fo:color="#c5000b"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fo:color="#c5000b" style:font-name="Courier 10 Pitch" fo:font-weight="bold" style:font-weight-asian="bold" style:font-weight-complex="bold"/>
    </style:style>
    <style:style style:name="T4" style:family="text">
      <style:text-properties fo:color="#c5000b"/>
    </style:style>
    <style:style style:name="T5" style:family="text">
      <style:text-properties style:text-position="super 58%"/>
    </style:style>
    <style:style style:name="T6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8.935cm" svg:height="0.962cm" svg:x="1.2cm" svg:y="1cm">
          <draw:text-box>
            <text:p>Hash Table (open addressing)</text:p>
          </draw:text-box>
        </draw:frame>
        <draw:frame draw:style-name="gr1" draw:layer="layout" svg:width="15.247cm" svg:height="2.384cm" svg:x="2.6cm" svg:y="2.7cm">
          <draw:text-box>
            <text:p>Keys are supposed to be positive integers.</text:p>
            <text:p/>
            <text:p><text:span text:style-name="T1">However two special values for keys are defined.</text:span></text:p>
          </draw:text-box>
        </draw:frame>
        <draw:frame draw:style-name="gr2" draw:text-style-name="P1" draw:layer="layout" svg:width="7.36cm" svg:height="1.767cm" svg:x="2.8cm" svg:y="5.5cm">
          <draw:text-box>
            <text:p text:style-name="P1"><text:span text:style-name="T2">#define </text:span><text:span text:style-name="T3">NIL</text:span><text:span text:style-name="T2"> -1</text:span></text:p>
            <text:p text:style-name="P1"><text:span text:style-name="T2">#define </text:span><text:span text:style-name="T3">DELETED</text:span><text:span text:style-name="T2"> -2</text:span></text:p>
          </draw:text-box>
        </draw:frame>
        <draw:frame draw:style-name="gr3" draw:layer="layout" svg:width="24.636cm" svg:height="8.807cm" svg:x="1.894cm" svg:y="11.413cm">
          <draw:text-box>
            <text:p>" Deletion from an open-address hash table is difficult. When we delete a key</text:p>
            <text:p>from slot i, we cannot simply mark that slot as empty by storing NIL in it. If</text:p>
            <text:p>we did, we might be unable to retrieve any key k during whose insertion we had</text:p>
            <text:p>probed slot i and found it occupied. We can solve this problem by marking the</text:p>
            <text:p>slot, storing in it the special value DELETED instead of NIL . <text:span text:style-name="T4">We would then modify</text:span></text:p>
            <text:p><text:span text:style-name="T4">the procedure HASH-INSERT</text:span> to treat such a slot as if it were empty so that we can</text:p>
            <text:p>insert a new key there. <text:span text:style-name="T4">We do not need to modify HASH-SEARCH</text:span> , since it will pass</text:p>
            <text:p>over DELETED values while searching. When we use the special value DELETED ,</text:p>
            <text:p>however, search times no longer depend on the load factor , and for this reason</text:p>
            <text:p>chaining is more commonly selected as a collision resolution technique when keys</text:p>
            <text:p>must be deleted. "</text:p>
            <text:p><text:s text:c="31"/>-- Cormen 3<text:span text:style-name="T5">rd</text:span> Ed. page 271</text:p>
          </draw:text-box>
        </draw:frame>
        <draw:frame draw:style-name="gr1" draw:layer="layout" svg:width="23.578cm" svg:height="2.384cm" svg:x="2.4cm" svg:y="8.1cm">
          <draw:text-box>
            <text:p>You need to implement insertion and search on hash table (with open addressing).</text:p>
            <text:p>You also need to <text:span text:style-name="T4">implement deletion</text:span> .</text:p>
            <text:p>For that, you must <text:span text:style-name="T4">modify the insertion</text:span> procedure.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9.079cm" svg:height="1.673cm" svg:x="1.2cm" svg:y="1.2cm">
          <draw:text-box>
            <text:p>Hash Table (Open addressing)</text:p>
            <text:p>class def. given in "hash.h"</text:p>
          </draw:text-box>
        </draw:frame>
        <draw:frame draw:style-name="gr1" draw:text-style-name="P3" draw:layer="layout" svg:width="9.372cm" svg:height="11.111cm" svg:x="1.8cm" svg:y="3.6cm">
          <draw:text-box>
            <text:p text:style-name="P3"><text:span text:style-name="T6">class hash</text:span></text:p>
            <text:p text:style-name="P3"><text:span text:style-name="T6">{</text:span></text:p>
            <text:p text:style-name="P3"><text:span text:style-name="T6"><text:tab/></text:span><text:span text:style-name="T6">public:</text:span></text:p>
            <text:p text:style-name="P3"><text:span text:style-name="T6"><text:tab/></text:span><text:span text:style-name="T6">int *T,</text:span></text:p>
            <text:p text:style-name="P3"><text:span text:style-name="T6"><text:tab/></text:span><text:span text:style-name="T6">int m;</text:span></text:p>
            <text:p text:style-name="P3"><text:span text:style-name="T6"/></text:p>
            <text:p text:style-name="P3"><text:span text:style-name="T6"><text:tab/></text:span><text:span text:style-name="T6">hash(int);</text:span></text:p>
            <text:p text:style-name="P3"><text:span text:style-name="T6"/></text:p>
            <text:p text:style-name="P3"><text:span text:style-name="T6"><text:tab/></text:span><text:span text:style-name="T6">int h(int,int);</text:span></text:p>
            <text:p text:style-name="P3"><text:span text:style-name="T6"/></text:p>
            <text:p text:style-name="P3"><text:span text:style-name="T6"><text:tab/></text:span><text:span text:style-name="T6">int HashSearch(int);</text:span></text:p>
            <text:p text:style-name="P3"><text:span text:style-name="T6"><text:tab/></text:span><text:span text:style-name="T6">int HashInsert(int);</text:span></text:p>
            <text:p text:style-name="P3"><text:span text:style-name="T6"/></text:p>
            <text:p text:style-name="P3"><text:span text:style-name="T6"><text:tab/></text:span><text:span text:style-name="T6">int HashDelete(int);</text:span></text:p>
            <text:p text:style-name="P3"><text:span text:style-name="T6">};</text:span></text:p>
          </draw:text-box>
        </draw:frame>
        <draw:line draw:style-name="gr5" draw:text-style-name="P4" draw:layer="layout" svg:x1="11.6cm" svg:y1="4.2cm" svg:x2="6cm" svg:y2="6.2cm">
          <text:p/>
        </draw:line>
        <draw:frame draw:style-name="gr6" draw:layer="layout" svg:width="15.6cm" svg:height="3.095cm" svg:x="11.6cm" svg:y="1.1cm">
          <draw:text-box>
            <text:p>T is supposed to be the array containing the keys.</text:p>
            <text:p>Here it is just a pointer.</text:p>
            <text:p>We must use <text:span text:style-name="T4">dynamic allocation (inside constructor)</text:span></text:p>
            <text:p><text:span text:style-name="T4">to allocate space for T[0],T[1], ... , T[m-1]</text:span></text:p>
          </draw:text-box>
        </draw:frame>
        <draw:frame draw:style-name="gr2" draw:layer="layout" svg:width="16.314cm" svg:height="0.962cm" svg:x="11.1cm" svg:y="4.7cm">
          <draw:text-box>
            <text:p>Size of the array T. Must be <text:span text:style-name="T4">initialised inside constructor</text:span>.</text:p>
          </draw:text-box>
        </draw:frame>
        <draw:line draw:style-name="gr5" draw:text-style-name="P4" draw:layer="layout" svg:x1="11.1cm" svg:y1="5.6cm" svg:x2="5.6cm" svg:y2="7cm">
          <text:p/>
        </draw:line>
        <draw:frame draw:style-name="gr2" draw:layer="layout" svg:width="15.463cm" svg:height="3.095cm" svg:x="11.7cm" svg:y="6.1cm">
          <draw:text-box>
            <text:p>Constructor. Takes one integer parameter which is</text:p>
            <text:p>supposed to be the size of array T. Depending on this</text:p>
            <text:p>parameter it <text:span text:style-name="T4">should do the dynamic allocation for T</text:span></text:p>
            <text:p><text:span text:style-name="T4">and initialise m</text:span>. </text:p>
          </draw:text-box>
        </draw:frame>
        <draw:line draw:style-name="gr5" draw:text-style-name="P4" draw:layer="layout" svg:x1="11.7cm" svg:y1="7.6cm" svg:x2="7cm" svg:y2="8.4cm">
          <text:p/>
        </draw:line>
        <draw:frame draw:style-name="gr2" draw:layer="layout" svg:width="14.21cm" svg:height="1.673cm" svg:x="12.8cm" svg:y="9.5cm">
          <draw:text-box>
            <text:p>Hash function. h(k,i) returns the location to probe</text:p>
            <text:p>where k is the key and i is the probe number. </text:p>
          </draw:text-box>
        </draw:frame>
        <draw:line draw:style-name="gr5" draw:text-style-name="P4" draw:layer="layout" svg:x1="12.8cm" svg:y1="9.8cm" svg:x2="9cm" svg:y2="9.8cm">
          <text:p/>
        </draw:line>
        <draw:frame draw:style-name="gr2" draw:layer="layout" svg:width="9.202cm" svg:height="0.962cm" svg:x="13.4cm" svg:y="11.4cm">
          <draw:text-box>
            <text:p>Same as described in Cormen.</text:p>
          </draw:text-box>
        </draw:frame>
        <draw:line draw:style-name="gr5" draw:text-style-name="P4" draw:layer="layout" svg:x1="13.4cm" svg:y1="11.8cm" svg:x2="11cm" svg:y2="11.4cm">
          <text:p/>
        </draw:line>
        <draw:frame draw:style-name="gr2" draw:layer="layout" svg:width="15.056cm" svg:height="3.119cm" svg:x="12.486cm" svg:y="16.3cm">
          <draw:text-box>
            <text:p>HashDelete(k) is supposed to delete the key k.</text:p>
            <text:p>It should return the location from where k is deleted.</text:p>
            <text:p>It key k does not exist it should return -1.</text:p>
            <text:p>(See Cormen (3<text:span text:style-name="T5">rd</text:span> Ed.) page 271).</text:p>
          </draw:text-box>
        </draw:frame>
        <draw:frame draw:style-name="gr2" draw:layer="layout" svg:width="15.615cm" svg:height="3.119cm" svg:x="11.8cm" svg:y="12.8cm">
          <draw:text-box>
            <text:p><text:span text:style-name="T4">Hash-Insert( ), given in Cormen, should be modified</text:span></text:p>
            <text:p>in order to allow deletion. You must consider that keys</text:p>
            <text:p>may have spcial value DELETE.</text:p>
            <text:p>(See Cormen 3<text:span text:style-name="T5">rd</text:span> Ed. page 271 for explanation.)</text:p>
          </draw:text-box>
        </draw:frame>
        <draw:line draw:style-name="gr5" draw:text-style-name="P4" draw:layer="layout" svg:x1="11.8cm" svg:y1="12.8cm" svg:x2="10.8cm" svg:y2="12.2cm">
          <text:p/>
        </draw:line>
        <draw:line draw:style-name="gr5" draw:text-style-name="P4" draw:layer="layout" svg:x1="12.486cm" svg:y1="18cm" svg:x2="8.4cm" svg:y2="13.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1:42:37.402437270</meta:creation-date>
    <dc:date>2016-03-28T12:40:04.701728358</dc:date>
    <meta:editing-duration>PT8M44S</meta:editing-duration>
    <meta:editing-cycles>1</meta:editing-cycles>
    <meta:document-statistic meta:object-count="46"/>
    <meta:generator>LibreOffice/4.2.8.2$Linux_X86_64 LibreOffice_project/420m0$Build-2</meta:generator>
  </office:meta>
</office:document-meta>
</file>